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bed4e"/>
    </style:style>
    <style:style style:name="auto_f629c3dc" style:family="table-cell" style:parent-style-name="Default">
      <style:table-cell-properties fo:background-color="#4287f5" fo:border="3px solid #4287f5" fo:color="#ffffff"/>
    </style:style>
    <style:style style:name="auto_f7cacf73" style:family="table-cell" style:parent-style-name="Default">
      <style:table-cell-properties fo:background-color="#eeeeee"/>
    </style:style>
    <style:style style:name="auto_56612106" style:family="table-cell" style:parent-style-name="Default">
      <style:table-cell-properties fo:background-color="#4287f5" fo:color="#c9211e"/>
    </style:style>
    <style:style style:name="auto_eca5d7a1" style:family="table-cell" style:parent-style-name="Default">
      <style:table-cell-properties fo:background-color="#1e88e5" fo:color="#ffffff" fo:text-align="center"/>
    </style:style>
    <style:style style:name="auto_b1bba3e5" style:family="table-cell" style:parent-style-name="Default">
      <style:table-cell-properties fo:background-color="#bbdefb" fo:text-align="left"/>
    </style:style>
    <style:style style:name="auto_87b6859c" style:family="table-cell" style:parent-style-name="Default">
      <style:table-cell-properties fo:background-color="#e3f2fd" fo:text-align="left"/>
    </style:style>
    <style:style style:name="auto_508177b9" style:family="table-cell" style:parent-style-name="Default">
      <style:table-cell-properties fo:background-color="#004d40" fo:color="#ffffff" fo:text-align="center" fo:padding="0.2cm"/>
    </style:style>
    <style:style style:name="auto_f08dfb4f" style:family="table-cell" style:parent-style-name="Default">
      <style:table-cell-properties fo:background-color="#ffffff" fo:text-align="left" fo:padding="0.2cm"/>
    </style:style>
    <style:style style:name="auto_dca1f6ea" style:family="table-cell" style:parent-style-name="Default">
      <style:table-cell-properties fo:background-color="#e0f2f1" fo:text-align="left" fo:padding="0.2cm"/>
    </style:style>
    <style:style style:name="auto_164410c2" style:family="table-cell" style:parent-style-name="Default">
      <style:table-cell-properties fo:background-color="#00796b" fo:color="#ffffff" fo:text-align="right" fo:padding="0.2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itle">Sample 13: Advanced Table Construction</text:p>
      <text:p text:style-name="Heading 1">Report: Overview of Structured Tables</text:p>
      <text:p text:style-name="Text Body">This document demonstrates different techniques for building and styling tables in an ODT document using the OdtTemplateEngine. We showcase manually created tables, array-based tables, and tables with custom summary row detection.</text:p>
      <text:p text:style-name="Standard"/>
      <text:p text:style-name="Standard"/>
      <text:p text:style-name="Heading 2">Table 1: Manually Created Table with Styling</text:p>
      <text:p text:style-name="Text Body">The following table shows manual cell creation with styles like background color, borders, row spanning, and column spanning.</text:p>
      <text:p text:style-name="Standard"/>
      <table:table table:name="Table_1">
        <table:table-column table:number-columns-repeated="3"/>
        <table:table-row>
          <table:table-cell table:style-name="auto_f629c3dc">
            <text:p text:style-name="CenterPara">Header 1</text:p>
          </table:table-cell>
          <table:table-cell table:style-name="auto_f629c3dc">
            <text:p text:style-name="CenterPara">Header 2</text:p>
          </table:table-cell>
          <table:table-cell table:style-name="auto_f629c3dc">
            <text:p text:style-name="CenterPara">Header 3</text:p>
          </table:table-cell>
        </table:table-row>
        <table:table-row>
          <table:table-cell table:style-name="auto_f7cacf73">
            <text:p text:style-name="Standard">Row 1</text:p>
          </table:table-cell>
          <table:table-cell table:style-name="auto_f7cacf73">
            <text:p text:style-name="Standard">Row 2</text:p>
          </table:table-cell>
          <table:table-cell table:style-name="auto_f7cacf73">
            <text:p text:style-name="Standard">Row 3</text:p>
          </table:table-cell>
        </table:table-row>
        <table:table-row>
          <table:table-cell table:style-name="auto_56612106" table:number-columns-spanned="2">
            <text:p text:style-name="CenterPara">Row A</text:p>
          </table:table-cell>
          <table:table-cell table:style-name="auto_d7517139">
            <text:p text:style-name="Standard">Row B</text:p>
          </table:table-cell>
        </table:table-row>
        <table:table-row>
          <table:table-cell table:style-name="auto_f7cacf73" table:number-rows-spanned="2">
            <text:p text:style-name="CenterPara">Cell X</text:p>
          </table:table-cell>
          <table:table-cell table:style-name="auto_d7517139">
            <text:p text:style-name="Standard">Cell Y</text:p>
          </table:table-cell>
          <table:table-cell table:style-name="auto_d7517139">
            <text:p text:style-name="Standard">Cell Z</text:p>
          </table:table-cell>
        </table:table-row>
        <table:table-row>
          <table:table-cell table:style-name="auto_d7517139">
            <text:p text:style-name="Standard">Cell Y2</text:p>
          </table:table-cell>
          <table:table-cell table:style-name="auto_d7517139">
            <text:p text:style-name="Standard">Cell Z2</text:p>
          </table:table-cell>
        </table:table-row>
      </table:table>
      <text:p text:style-name="Standard"/>
      <text:p text:style-name="Standard"/>
      <text:p text:style-name="Heading 2">Table 2: Financial Overview (Auto-Built from Array)</text:p>
      <text:p text:style-name="Text Body">This table was created automatically from a simple PHP array, demonstrating a fast way to populate data-driven tables.</text:p>
      <text:p text:style-name="Standard"/>
      <table:table table:name="Table_2">
        <table:table-column table:number-columns-repeated="4"/>
        <table:table-row>
          <table:table-cell table:style-name="auto_eca5d7a1">
            <text:p text:style-name="CenterPara">Description</text:p>
          </table:table-cell>
          <table:table-cell table:style-name="auto_eca5d7a1">
            <text:p text:style-name="CenterPara">Revenue</text:p>
          </table:table-cell>
          <table:table-cell table:style-name="auto_eca5d7a1">
            <text:p text:style-name="CenterPara">Expenses</text:p>
          </table:table-cell>
          <table:table-cell table:style-name="auto_eca5d7a1">
            <text:p text:style-name="CenterPara">Profit</text:p>
          </table:table-cell>
        </table:table-row>
        <table:table-row>
          <table:table-cell table:style-name="auto_b1bba3e5">
            <text:p text:style-name="LeftPara">Product A</text:p>
          </table:table-cell>
          <table:table-cell table:style-name="auto_b1bba3e5">
            <text:p text:style-name="LeftPara">100,000 €</text:p>
          </table:table-cell>
          <table:table-cell table:style-name="auto_b1bba3e5">
            <text:p text:style-name="LeftPara">50,000 €</text:p>
          </table:table-cell>
          <table:table-cell table:style-name="auto_b1bba3e5">
            <text:p text:style-name="LeftPara">50,000 €</text:p>
          </table:table-cell>
        </table:table-row>
        <table:table-row>
          <table:table-cell table:style-name="auto_87b6859c">
            <text:p text:style-name="LeftPara">Product B</text:p>
          </table:table-cell>
          <table:table-cell table:style-name="auto_87b6859c">
            <text:p text:style-name="LeftPara">110,000 €</text:p>
          </table:table-cell>
          <table:table-cell table:style-name="auto_87b6859c">
            <text:p text:style-name="LeftPara">60,000 €</text:p>
          </table:table-cell>
          <table:table-cell table:style-name="auto_87b6859c">
            <text:p text:style-name="LeftPara">50,000 €</text:p>
          </table:table-cell>
        </table:table-row>
        <table:table-row>
          <table:table-cell table:style-name="auto_b1bba3e5">
            <text:p text:style-name="LeftPara">Product C</text:p>
          </table:table-cell>
          <table:table-cell table:style-name="auto_b1bba3e5">
            <text:p text:style-name="LeftPara">120,000 €</text:p>
          </table:table-cell>
          <table:table-cell table:style-name="auto_b1bba3e5">
            <text:p text:style-name="LeftPara">65,000 €</text:p>
          </table:table-cell>
          <table:table-cell table:style-name="auto_b1bba3e5">
            <text:p text:style-name="LeftPara">55,000 €</text:p>
          </table:table-cell>
        </table:table-row>
      </table:table>
      <text:p text:style-name="Standard"/>
      <text:p text:style-name="Standard"/>
      <text:p text:style-name="Heading 2">Table 3: Financial Breakdown with Custom Styling</text:p>
      <text:p text:style-name="Text Body">This table applies customized styles for headers, alternating rows, and automatically detects summary rows for special styling.</text:p>
      <text:p text:style-name="Standard"/>
      <table:table table:name="Table_3">
        <table:table-column table:number-columns-repeated="3"/>
        <table:table-row>
          <table:table-cell table:style-name="auto_508177b9">
            <text:p text:style-name="CenterPara">Position</text:p>
          </table:table-cell>
          <table:table-cell table:style-name="auto_508177b9">
            <text:p text:style-name="CenterPara">Description</text:p>
          </table:table-cell>
          <table:table-cell table:style-name="auto_508177b9">
            <text:p text:style-name="CenterPara">Amount</text:p>
          </table:table-cell>
        </table:table-row>
        <table:table-row>
          <table:table-cell table:style-name="auto_f08dfb4f">
            <text:p text:style-name="LeftPara">1</text:p>
          </table:table-cell>
          <table:table-cell table:style-name="auto_f08dfb4f">
            <text:p text:style-name="LeftPara">Income</text:p>
          </table:table-cell>
          <table:table-cell table:style-name="auto_f08dfb4f">
            <text:p text:style-name="LeftPara">1000 €</text:p>
          </table:table-cell>
        </table:table-row>
        <table:table-row>
          <table:table-cell table:style-name="auto_dca1f6ea">
            <text:p text:style-name="LeftPara">2</text:p>
          </table:table-cell>
          <table:table-cell table:style-name="auto_dca1f6ea">
            <text:p text:style-name="LeftPara">Expenses</text:p>
          </table:table-cell>
          <table:table-cell table:style-name="auto_dca1f6ea">
            <text:p text:style-name="LeftPara">600 €</text:p>
          </table:table-cell>
        </table:table-row>
        <table:table-row>
          <table:table-cell table:style-name="auto_f08dfb4f">
            <text:p text:style-name="LeftPara">3</text:p>
          </table:table-cell>
          <table:table-cell table:style-name="auto_f08dfb4f">
            <text:p text:style-name="LeftPara">Rent</text:p>
          </table:table-cell>
          <table:table-cell table:style-name="auto_f08dfb4f">
            <text:p text:style-name="LeftPara">300 €</text:p>
          </table:table-cell>
        </table:table-row>
        <table:table-row>
          <table:table-cell table:style-name="auto_dca1f6ea">
            <text:p text:style-name="LeftPara">4</text:p>
          </table:table-cell>
          <table:table-cell table:style-name="auto_dca1f6ea">
            <text:p text:style-name="LeftPara">Other</text:p>
          </table:table-cell>
          <table:table-cell table:style-name="auto_dca1f6ea">
            <text:p text:style-name="LeftPara">100 €</text:p>
          </table:table-cell>
        </table:table-row>
        <table:table-row>
          <table:table-cell table:style-name="auto_164410c2">
            <text:p text:style-name="RightPara">Total</text:p>
          </table:table-cell>
          <table:table-cell table:style-name="auto_164410c2">
            <text:p text:style-name="RightPara"/>
          </table:table-cell>
          <table:table-cell table:style-name="auto_164410c2">
            <text:p text:style-name="RightPara">0 €</text:p>
          </table:table-cell>
        </table:table-row>
      </table:table>
      <text:p text:style-name="Standard"/>
      <text:p text:style-name="Standard"/>
      <text:p text:style-name="Heading 2">Conclusion</text:p>
      <text:p text:style-name="Text Body">By combining RichText and RichTable elements, you can create highly customizable and professional-looking ODT documents with very little cod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  <style:style style:name="CenterPara" style:family="paragraph" style:parent-style-name="Standard" style:class="text">
      <style:paragraph-properties fo:text-align="center"/>
    </style:style>
    <style:style style:name="LeftPara" style:family="paragraph" style:parent-style-name="Standard" style:class="text">
      <style:paragraph-properties fo:text-align="left"/>
    </style:style>
    <style:style style:name="RightPara" style:family="paragraph" style:parent-style-name="Standard" style:class="text">
      <style:paragraph-properties fo:text-align="right"/>
    </style:style>
    <style:style style:name="auto_f629c3dc" style:family="text" style:parent-style-name="Standard">
      <style:text-properties/>
    </style:style>
    <style:style style:name="auto_f7cacf73" style:family="text" style:parent-style-name="Standard">
      <style:text-properties/>
    </style:style>
    <style:style style:name="auto_56612106" style:family="text" style:parent-style-name="Standard">
      <style:text-properties/>
    </style:style>
    <style:style style:name="auto_eca5d7a1" style:family="text" style:parent-style-name="Standard">
      <style:text-properties/>
    </style:style>
    <style:style style:name="auto_b1bba3e5" style:family="text" style:parent-style-name="Standard">
      <style:text-properties/>
    </style:style>
    <style:style style:name="auto_87b6859c" style:family="text" style:parent-style-name="Standard">
      <style:text-properties/>
    </style:style>
    <style:style style:name="auto_508177b9" style:family="text" style:parent-style-name="Standard">
      <style:text-properties/>
    </style:style>
    <style:style style:name="auto_f08dfb4f" style:family="text" style:parent-style-name="Standard">
      <style:text-properties/>
    </style:style>
    <style:style style:name="auto_dca1f6ea" style:family="text" style:parent-style-name="Standard">
      <style:text-properties/>
    </style:style>
    <style:style style:name="auto_164410c2" style:family="text" style:parent-style-name="Standard">
      <style:text-properties/>
    </style:style>
    <office:font-face-decls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auto_f629c3dc" style:family="table-cell" style:parent-style-name="Default">
      <style:table-cell-properties fo:background-color="#4287f5" fo:border="3px solid #4287f5" fo:color="#ffffff"/>
    </style:style>
    <style:style style:name="auto_f7cacf73" style:family="table-cell" style:parent-style-name="Default">
      <style:table-cell-properties fo:background-color="#eeeeee"/>
    </style:style>
    <style:style style:name="auto_56612106" style:family="table-cell" style:parent-style-name="Default">
      <style:table-cell-properties fo:background-color="#4287f5" fo:color="#c9211e"/>
    </style:style>
    <style:style style:name="auto_eca5d7a1" style:family="table-cell" style:parent-style-name="Default">
      <style:table-cell-properties fo:background-color="#1e88e5" fo:color="#ffffff" fo:text-align="center"/>
    </style:style>
    <style:style style:name="auto_b1bba3e5" style:family="table-cell" style:parent-style-name="Default">
      <style:table-cell-properties fo:background-color="#bbdefb" fo:text-align="left"/>
    </style:style>
    <style:style style:name="auto_87b6859c" style:family="table-cell" style:parent-style-name="Default">
      <style:table-cell-properties fo:background-color="#e3f2fd" fo:text-align="left"/>
    </style:style>
    <style:style style:name="auto_508177b9" style:family="table-cell" style:parent-style-name="Default">
      <style:table-cell-properties fo:background-color="#004d40" fo:color="#ffffff" fo:text-align="center" fo:padding="0.2cm"/>
    </style:style>
    <style:style style:name="auto_f08dfb4f" style:family="table-cell" style:parent-style-name="Default">
      <style:table-cell-properties fo:background-color="#ffffff" fo:text-align="left" fo:padding="0.2cm"/>
    </style:style>
    <style:style style:name="auto_dca1f6ea" style:family="table-cell" style:parent-style-name="Default">
      <style:table-cell-properties fo:background-color="#e0f2f1" fo:text-align="left" fo:padding="0.2cm"/>
    </style:style>
    <style:style style:name="auto_164410c2" style:family="table-cell" style:parent-style-name="Default">
      <style:table-cell-properties fo:background-color="#00796b" fo:color="#ffffff" fo:text-align="right" fo:padding="0.2cm"/>
    </style:style>
  </office:automatic-styles>
  <office:master-styles>
    <style:master-page style:name="Standard" style:page-layout-name="Mpm1" draw:style-name="Mdp1"/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18:57:09.877274787</meta:creation-date>
    <dc:date>2025-05-04T18:12:52.754992531</dc:date>
    <meta:editing-duration>PT50M29S</meta:editing-duration>
    <meta:editing-cycles>6</meta:editing-cycles>
    <meta:generator>LibreOffice/24.2.7.2$Linux_X86_64 LibreOffice_project/420$Build-2</meta:generator>
    <dc:coverage>This sample showcases creating manual and automatic tables with styling, </dc:coverage>
    <dc:publisher>Walter Dietz</dc:publisher>
    <dc:source>https://github.com/WaltDietzney/odt-template-engine</dc:source>
    <dc:subject>Demonstration of styled tables with RichTable and RichTableCell elements</dc:subject>
    <dc:title>Sample 13 -Advanced Table Construction and Styling</dc:title>
    <meta:keyword>ODT template table</meta:keyword>
    <meta:keyword>RichTable styled cells document generation formatting tables richtext finance styling summary</meta:keyword>
    <meta:document-statistic meta:table-count="0" meta:image-count="0" meta:object-count="0" meta:page-count="1" meta:paragraph-count="1" meta:word-count="1" meta:character-count="10" meta:non-whitespace-character-count="10"/>
  </office:meta>
</office:document-meta>
</file>